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PreformattedText" style:master-page-name="MP0" style:family="paragraph">
      <style:paragraph-properties fo:break-before="page"/>
    </style:style>
    <style:style style:name="T2" style:parent-style-name="SourceTex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T3" style:parent-style-name="SourceText" style:family="text">
      <style:text-properties style:font-name="Liberation Serif" fo:font-weight="bold" style:font-weight-asian="bold" style:font-weight-complex="bold" fo:color="#CCCCCC" fo:background-color="#1F1F1F"/>
    </style:style>
    <style:style style:name="T4" style:parent-style-name="SourceTex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F1F1F"/>
    </style:style>
    <style:style style:name="T5" style:parent-style-name="SourceText" style:family="text">
      <style:text-properties style:font-name="Consolas, 'Courier New', monosp" fo:font-weight="bold" style:font-weight-asian="bold" style:font-weight-complex="bold" fo:color="#CCCCCC" fo:font-size="10.5pt" style:font-size-asian="10.5pt" fo:background-color="#1F1F1F"/>
    </style:style>
    <style:style style:name="T6" style:parent-style-name="SourceText" style:family="text">
      <style:text-properties style:font-name="Consolas, 'Courier New', monosp" fo:font-weight="bold" style:font-weight-asian="bold" style:font-weight-complex="bold" fo:color="#9CDCFE" fo:font-size="10.5pt" style:font-size-asian="10.5pt" fo:background-color="#1F1F1F"/>
    </style:style>
    <style:style style:name="T7" style:parent-style-name="SourceText" style:family="text">
      <style:text-properties style:font-name="Consolas, 'Courier New', monosp" fo:font-weight="bold" style:font-weight-asian="bold" style:font-weight-complex="bold" fo:color="#CCCCCC" fo:font-size="10.5pt" style:font-size-asian="10.5pt" fo:background-color="#1F1F1F"/>
    </style:style>
    <style:style style:name="T8" style:parent-style-name="SourceText" style:family="text">
      <style:text-properties style:font-name="Consolas, 'Courier New', monosp" fo:font-weight="bold" style:font-weight-asian="bold" style:font-weight-complex="bold" fo:color="#D4D4D4" fo:font-size="10.5pt" style:font-size-asian="10.5pt" fo:background-color="#1F1F1F"/>
    </style:style>
    <style:style style:name="T9" style:parent-style-name="SourceText" style:family="text">
      <style:text-properties style:font-name="Consolas, 'Courier New', monosp" fo:font-weight="bold" style:font-weight-asian="bold" style:font-weight-complex="bold" fo:color="#CCCCCC" fo:font-size="10.5pt" style:font-size-asian="10.5pt" fo:background-color="#1F1F1F"/>
    </style:style>
    <style:style style:name="T10" style:parent-style-name="SourceText" style:family="text">
      <style:text-properties style:font-name="Consolas, 'Courier New', monosp" fo:font-weight="bold" style:font-weight-asian="bold" style:font-weight-complex="bold" fo:color="#C586C0" fo:font-size="10.5pt" style:font-size-asian="10.5pt" fo:background-color="#1F1F1F"/>
    </style:style>
    <style:style style:name="T11" style:parent-style-name="SourceText" style:family="text">
      <style:text-properties style:font-name="Consolas, 'Courier New', monosp" fo:font-weight="bold" style:font-weight-asian="bold" style:font-weight-complex="bold" fo:color="#CCCCCC" fo:font-size="10.5pt" style:font-size-asian="10.5pt" fo:background-color="#1F1F1F"/>
    </style:style>
    <style:style style:name="T12" style:parent-style-name="SourceText" style:family="text">
      <style:text-properties style:font-name="Consolas, 'Courier New', monosp" fo:font-weight="bold" style:font-weight-asian="bold" style:font-weight-complex="bold" fo:color="#DCDCAA" fo:font-size="10.5pt" style:font-size-asian="10.5pt" fo:background-color="#1F1F1F"/>
    </style:style>
    <style:style style:name="T13" style:parent-style-name="SourceText" style:family="text">
      <style:text-properties style:font-name="Consolas, 'Courier New', monosp" fo:font-weight="bold" style:font-weight-asian="bold" style:font-weight-complex="bold" fo:color="#CCCCCC" fo:font-size="10.5pt" style:font-size-asian="10.5pt" fo:background-color="#1F1F1F"/>
    </style:style>
    <style:style style:name="T14" style:parent-style-name="SourceText" style:family="text">
      <style:text-properties style:font-name="Consolas, 'Courier New', monosp" fo:font-weight="bold" style:font-weight-asian="bold" style:font-weight-complex="bold" fo:color="#4EC9B0" fo:font-size="10.5pt" style:font-size-asian="10.5pt" fo:background-color="#1F1F1F"/>
    </style:style>
    <style:style style:name="T15" style:parent-style-name="SourceText" style:family="text">
      <style:text-properties style:font-name="Consolas, 'Courier New', monosp" fo:font-weight="bold" style:font-weight-asian="bold" style:font-weight-complex="bold" fo:color="#CCCCCC" fo:font-size="10.5pt" style:font-size-asian="10.5pt" fo:background-color="#1F1F1F"/>
    </style:style>
    <style:style style:name="T16" style:parent-style-name="SourceText" style:family="text">
      <style:text-properties style:font-name="Consolas, 'Courier New', monosp" fo:font-weight="bold" style:font-weight-asian="bold" style:font-weight-complex="bold" fo:color="#4FC1FF" fo:font-size="10.5pt" style:font-size-asian="10.5pt" fo:background-color="#1F1F1F"/>
    </style:style>
    <style:style style:name="T17" style:parent-style-name="SourceText" style:family="text">
      <style:text-properties style:font-name="Consolas, 'Courier New', monosp" fo:font-weight="bold" style:font-weight-asian="bold" style:font-weight-complex="bold" fo:color="#CCCCCC" fo:font-size="10.5pt" style:font-size-asian="10.5pt" fo:background-color="#1F1F1F"/>
    </style:style>
    <style:style style:name="P18" style:parent-style-name="Standard" style:family="paragraph">
      <style:paragraph-properties style:line-height-at-least="0.1583in"/>
    </style:style>
    <style:style style:name="P19" style:parent-style-name="Standard" style:family="paragraph">
      <style:paragraph-properties style:line-height-at-least="0.1583in"/>
    </style:style>
    <style:style style:name="T20" style:parent-style-name="Fuentedepárrafopredeter." style:family="text">
      <style:text-properties fo:color="#CCCCCC" fo:background-color="#1F1F1F"/>
    </style:style>
    <style:style style:name="T2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3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2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5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2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7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2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29" style:parent-style-name="Standard" style:family="paragraph">
      <style:paragraph-properties style:line-height-at-least="0.1583in"/>
    </style:style>
    <style:style style:name="T30" style:parent-style-name="Fuentedepárrafopredeter." style:family="text">
      <style:text-properties fo:color="#CCCCCC" fo:background-color="#1F1F1F"/>
    </style:style>
    <style:style style:name="T3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5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9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4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41" style:parent-style-name="Standard" style:family="paragraph">
      <style:paragraph-properties style:line-height-at-least="0.1583in"/>
    </style:style>
    <style:style style:name="T42" style:parent-style-name="Fuentedepárrafopredeter." style:family="text">
      <style:text-properties fo:color="#CCCCCC" fo:background-color="#1F1F1F"/>
    </style:style>
    <style:style style:name="T43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5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4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7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4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9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5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51" style:parent-style-name="Standard" style:family="paragraph">
      <style:paragraph-properties style:line-height-at-least="0.1583in"/>
    </style:style>
    <style:style style:name="T52" style:parent-style-name="Fuentedepárrafopredeter." style:family="text">
      <style:text-properties fo:color="#CCCCCC" fo:background-color="#1F1F1F"/>
    </style:style>
    <style:style style:name="T53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5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5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5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57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5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59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6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61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6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63" style:parent-style-name="Standard" style:family="paragraph">
      <style:paragraph-properties style:line-height-at-least="0.1583in"/>
    </style:style>
    <style:style style:name="T64" style:parent-style-name="Fuentedepárrafopredeter." style:family="text">
      <style:text-properties fo:color="#CCCCCC" fo:background-color="#1F1F1F"/>
    </style:style>
    <style:style style:name="T65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6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6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6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69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7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71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72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7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7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75" style:parent-style-name="Standard" style:family="paragraph">
      <style:paragraph-properties style:line-height-at-least="0.1583in"/>
    </style:style>
    <style:style style:name="T76" style:parent-style-name="Fuentedepárrafopredeter." style:family="text">
      <style:text-properties fo:color="#CCCCCC" fo:background-color="#1F1F1F"/>
    </style:style>
    <style:style style:name="T77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7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79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8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81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8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83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84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8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8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87" style:parent-style-name="Standard" style:family="paragraph">
      <style:paragraph-properties style:line-height-at-least="0.1583in"/>
    </style:style>
    <style:style style:name="P88" style:parent-style-name="Standard" style:family="paragraph">
      <style:paragraph-properties style:line-height-at-least="0.1583in"/>
    </style:style>
    <style:style style:name="T89" style:parent-style-name="Fuentedepárrafopredeter." style:family="text">
      <style:text-properties fo:color="#CCCCCC" fo:background-color="#1F1F1F"/>
    </style:style>
    <style:style style:name="T90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91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92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9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94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9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96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9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98" style:parent-style-name="Standard" style:family="paragraph">
      <style:paragraph-properties style:line-height-at-least="0.1583in"/>
    </style:style>
    <style:style style:name="T99" style:parent-style-name="Fuentedepárrafopredeter." style:family="text">
      <style:text-properties fo:color="#CCCCCC" fo:background-color="#1F1F1F"/>
    </style:style>
    <style:style style:name="T100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01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02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0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04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10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06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0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08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10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10" style:parent-style-name="Standard" style:family="paragraph">
      <style:paragraph-properties style:line-height-at-least="0.1583in"/>
    </style:style>
    <style:style style:name="T111" style:parent-style-name="Fuentedepárrafopredeter." style:family="text">
      <style:text-properties fo:color="#CCCCCC" fo:background-color="#1F1F1F"/>
    </style:style>
    <style:style style:name="T112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1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14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11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16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11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18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11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20" style:parent-style-name="Standard" style:family="paragraph">
      <style:paragraph-properties style:line-height-at-least="0.1583in"/>
    </style:style>
    <style:style style:name="T121" style:parent-style-name="Fuentedepárrafopredeter." style:family="text">
      <style:text-properties fo:color="#CCCCCC" fo:background-color="#1F1F1F"/>
    </style:style>
    <style:style style:name="T122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2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24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2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26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12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28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2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30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131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32" style:parent-style-name="Standard" style:family="paragraph">
      <style:paragraph-properties style:line-height-at-least="0.1583in"/>
    </style:style>
    <style:style style:name="T133" style:parent-style-name="Fuentedepárrafopredeter." style:family="text">
      <style:text-properties fo:color="#CCCCCC" fo:background-color="#1F1F1F"/>
    </style:style>
    <style:style style:name="T134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3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36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3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38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13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40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41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142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4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44" style:parent-style-name="Standard" style:family="paragraph">
      <style:paragraph-properties style:line-height-at-least="0.1583in"/>
    </style:style>
    <style:style style:name="T145" style:parent-style-name="Fuentedepárrafopredeter." style:family="text">
      <style:text-properties fo:color="#CCCCCC" fo:background-color="#1F1F1F"/>
    </style:style>
    <style:style style:name="T146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4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48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14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50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151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52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153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154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5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56" style:parent-style-name="Standard" style:family="paragraph">
      <style:paragraph-properties style:line-height-at-least="0.1583in"/>
    </style:style>
    <style:style style:name="P157" style:parent-style-name="Standard" style:family="paragraph">
      <style:paragraph-properties style:line-height-at-least="0.1583in"/>
    </style:style>
    <style:style style:name="T158" style:parent-style-name="Fuentedepárrafopredeter." style:family="text">
      <style:text-properties fo:color="#CCCCCC" fo:background-color="#1F1F1F"/>
    </style:style>
    <style:style style:name="T159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6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61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16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63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16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65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16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67" style:parent-style-name="Standard" style:family="paragraph">
      <style:paragraph-properties style:line-height-at-least="0.1583in"/>
    </style:style>
    <style:style style:name="T168" style:parent-style-name="Fuentedepárrafopredeter." style:family="text">
      <style:text-properties fo:color="#CCCCCC" fo:background-color="#1F1F1F"/>
    </style:style>
    <style:style style:name="T169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7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71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7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73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17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7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7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77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17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79" style:parent-style-name="Standard" style:family="paragraph">
      <style:paragraph-properties style:line-height-at-least="0.1583in"/>
    </style:style>
    <style:style style:name="T180" style:parent-style-name="Fuentedepárrafopredeter." style:family="text">
      <style:text-properties fo:color="#CCCCCC" fo:background-color="#1F1F1F"/>
    </style:style>
    <style:style style:name="T18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8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83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18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85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18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87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18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189" style:parent-style-name="Standard" style:family="paragraph">
      <style:paragraph-properties style:line-height-at-least="0.1583in"/>
    </style:style>
    <style:style style:name="T190" style:parent-style-name="Fuentedepárrafopredeter." style:family="text">
      <style:text-properties fo:color="#CCCCCC" fo:background-color="#1F1F1F"/>
    </style:style>
    <style:style style:name="T19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19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9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9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95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19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9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19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199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20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201" style:parent-style-name="Standard" style:family="paragraph">
      <style:paragraph-properties style:line-height-at-least="0.1583in"/>
    </style:style>
    <style:style style:name="T202" style:parent-style-name="Fuentedepárrafopredeter." style:family="text">
      <style:text-properties fo:color="#CCCCCC" fo:background-color="#1F1F1F"/>
    </style:style>
    <style:style style:name="T203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0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0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0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07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20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09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10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211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1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213" style:parent-style-name="Standard" style:family="paragraph">
      <style:paragraph-properties style:line-height-at-least="0.1583in"/>
    </style:style>
    <style:style style:name="T214" style:parent-style-name="Fuentedepárrafopredeter." style:family="text">
      <style:text-properties fo:color="#CCCCCC" fo:background-color="#1F1F1F"/>
    </style:style>
    <style:style style:name="T215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1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17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21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19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22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21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222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22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2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25" style:parent-style-name="SourceText" style:family="text">
      <style:text-properties style:font-name="Liberation Serif" fo:font-weight="bold" style:font-weight-asian="bold" style:font-weight-complex="bold" fo:font-size="12pt" style:font-size-asian="12pt" style:font-size-complex="12pt"/>
    </style:style>
    <style:style style:name="P226" style:parent-style-name="PreformattedText" style:family="paragraph">
      <style:paragraph-properties fo:margin-bottom="0.1965in"/>
    </style:style>
    <style:style style:name="P227" style:parent-style-name="Textbody" style:family="paragraph">
      <style:paragraph-properties fo:margin-bottom="0in"/>
    </style:style>
    <style:style style:name="P228" style:parent-style-name="Textbody" style:family="paragraph">
      <style:paragraph-properties fo:margin-bottom="0in"/>
    </style:style>
    <style:style style:name="P229" style:parent-style-name="Textbody" style:family="paragraph"/>
    <style:style style:name="P230" style:parent-style-name="Textbody" style:family="paragraph">
      <style:text-properties fo:font-weight="bold" style:font-weight-asian="bold" style:font-weight-complex="bold"/>
    </style:style>
    <style:style style:name="T231" style:parent-style-name="Fuentedepárrafopredeter." style:family="text">
      <style:text-properties style:font-name="Consolas, 'Courier New', monosp" fo:font-weight="bold" style:font-weight-asian="bold" style:font-weight-complex="bold" fo:color="#4EC9B0" fo:font-size="8pt" style:font-size-asian="8pt" fo:background-color="#1F1F1F"/>
    </style:style>
    <style:style style:name="T232" style:parent-style-name="Fuentedepárrafopredeter." style:family="text">
      <style:text-properties style:font-name="Consolas, 'Courier New', monosp" fo:font-weight="bold" style:font-weight-asian="bold" style:font-weight-complex="bold" fo:color="#CCCCCC" fo:font-size="8pt" style:font-size-asian="8pt" fo:background-color="#1F1F1F"/>
    </style:style>
    <style:style style:name="T233" style:parent-style-name="Fuentedepárrafopredeter." style:family="text">
      <style:text-properties style:font-name="Consolas, 'Courier New', monosp" fo:font-weight="bold" style:font-weight-asian="bold" style:font-weight-complex="bold" fo:color="#4FC1FF" fo:font-size="8pt" style:font-size-asian="8pt" fo:background-color="#1F1F1F"/>
    </style:style>
    <style:style style:name="T234" style:parent-style-name="Fuentedepárrafopredeter." style:family="text">
      <style:text-properties style:font-name="Consolas, 'Courier New', monosp" fo:font-weight="bold" style:font-weight-asian="bold" style:font-weight-complex="bold" fo:color="#CCCCCC" fo:font-size="8pt" style:font-size-asian="8pt" fo:background-color="#1F1F1F"/>
    </style:style>
    <style:style style:name="T235" style:parent-style-name="Fuentedepárrafopredeter." style:family="text">
      <style:text-properties style:font-name="Consolas, 'Courier New', monosp" fo:font-weight="bold" style:font-weight-asian="bold" style:font-weight-complex="bold" fo:color="#DCDCAA" fo:font-size="8pt" style:font-size-asian="8pt" fo:background-color="#1F1F1F"/>
    </style:style>
    <style:style style:name="T236" style:parent-style-name="Fuentedepárrafopredeter." style:family="text">
      <style:text-properties style:font-name="Consolas, 'Courier New', monosp" fo:font-weight="bold" style:font-weight-asian="bold" style:font-weight-complex="bold" fo:color="#CCCCCC" fo:font-size="8pt" style:font-size-asian="8pt" fo:background-color="#1F1F1F"/>
    </style:style>
    <style:style style:name="T237" style:parent-style-name="Fuentedepárrafopredeter." style:family="text">
      <style:text-properties style:font-name="Consolas, 'Courier New', monosp" fo:font-weight="bold" style:font-weight-asian="bold" style:font-weight-complex="bold" fo:color="#CE9178" fo:font-size="8pt" style:font-size-asian="8pt" fo:background-color="#1F1F1F"/>
    </style:style>
    <style:style style:name="T238" style:parent-style-name="Fuentedepárrafopredeter." style:family="text">
      <style:text-properties style:font-name="Consolas, 'Courier New', monosp" fo:font-weight="bold" style:font-weight-asian="bold" style:font-weight-complex="bold" fo:color="#CCCCCC" fo:font-size="8pt" style:font-size-asian="8pt" fo:background-color="#1F1F1F"/>
    </style:style>
    <style:style style:name="P239" style:parent-style-name="Standard" style:family="paragraph">
      <style:paragraph-properties style:line-height-at-least="0.1583in"/>
    </style:style>
    <style:style style:name="T240" style:parent-style-name="Fuentedepárrafopredeter." style:family="text">
      <style:text-properties fo:color="#CCCCCC" fo:background-color="#1F1F1F"/>
    </style:style>
    <style:style style:name="T24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4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4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4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45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24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4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4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49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25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251" style:parent-style-name="Standard" style:family="paragraph">
      <style:paragraph-properties style:line-height-at-least="0.1583in"/>
    </style:style>
    <style:style style:name="T252" style:parent-style-name="Fuentedepárrafopredeter." style:family="text">
      <style:text-properties fo:color="#CCCCCC" fo:background-color="#1F1F1F"/>
    </style:style>
    <style:style style:name="T253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5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5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5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57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25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59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6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61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26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6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6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265" style:parent-style-name="Standard" style:family="paragraph">
      <style:paragraph-properties style:line-height-at-least="0.1583in"/>
    </style:style>
    <style:style style:name="T266" style:parent-style-name="Fuentedepárrafopredeter." style:family="text">
      <style:text-properties fo:color="#CCCCCC" fo:background-color="#1F1F1F"/>
    </style:style>
    <style:style style:name="T267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6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69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27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71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27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73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274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27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27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77" style:parent-style-name="Fuentedepárrafopredeter." style:family="text">
      <style:text-properties fo:font-weight="bold" style:font-weight-asian="bold" style:font-weight-complex="bold"/>
    </style:style>
    <style:style style:name="P278" style:parent-style-name="PreformattedText" style:family="paragraph">
      <style:paragraph-properties fo:margin-bottom="0.1965in"/>
    </style:style>
    <style:style style:name="P279" style:parent-style-name="Standard" style:family="paragraph">
      <style:paragraph-properties fo:margin-bottom="0.1965in"/>
    </style:style>
    <style:style style:name="T280" style:parent-style-name="SourceText" style:family="text">
      <style:text-properties fo:color="#CCCCCC" fo:background-color="#1F1F1F"/>
    </style:style>
    <style:style style:name="T281" style:parent-style-name="SourceText" style:family="text">
      <style:text-properties style:font-name="Consolas, 'Courier New', monosp" fo:color="#4EC9B0" fo:font-size="8pt" style:font-size-asian="8pt" fo:background-color="#1F1F1F"/>
    </style:style>
    <style:style style:name="T282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283" style:parent-style-name="SourceText" style:family="text">
      <style:text-properties style:font-name="Consolas, 'Courier New', monosp" fo:color="#4FC1FF" fo:font-size="8pt" style:font-size-asian="8pt" fo:background-color="#1F1F1F"/>
    </style:style>
    <style:style style:name="T284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285" style:parent-style-name="SourceText" style:family="text">
      <style:text-properties style:font-name="Consolas, 'Courier New', monosp" fo:color="#DCDCAA" fo:font-size="8pt" style:font-size-asian="8pt" fo:background-color="#1F1F1F"/>
    </style:style>
    <style:style style:name="T286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287" style:parent-style-name="SourceText" style:family="text">
      <style:text-properties style:font-name="Consolas, 'Courier New', monosp" fo:color="#CE9178" fo:font-size="8pt" style:font-size-asian="8pt" fo:background-color="#1F1F1F"/>
    </style:style>
    <style:style style:name="T288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P289" style:parent-style-name="Standard" style:family="paragraph">
      <style:paragraph-properties style:line-height-at-least="0.1583in"/>
    </style:style>
    <style:style style:name="T290" style:parent-style-name="Fuentedepárrafopredeter." style:family="text">
      <style:text-properties fo:color="#CCCCCC" fo:background-color="#1F1F1F"/>
    </style:style>
    <style:style style:name="T29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29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93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29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95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29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297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29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299" style:parent-style-name="Standard" style:family="paragraph">
      <style:paragraph-properties style:line-height-at-least="0.1583in"/>
    </style:style>
    <style:style style:name="T300" style:parent-style-name="Fuentedepárrafopredeter." style:family="text">
      <style:text-properties fo:color="#CCCCCC" fo:background-color="#1F1F1F"/>
    </style:style>
    <style:style style:name="T30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0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0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0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05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0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0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0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09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31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311" style:parent-style-name="Standard" style:family="paragraph">
      <style:paragraph-properties style:line-height-at-least="0.1583in"/>
    </style:style>
    <style:style style:name="T312" style:parent-style-name="Fuentedepárrafopredeter." style:family="text">
      <style:text-properties fo:color="#CCCCCC" fo:background-color="#1F1F1F"/>
    </style:style>
    <style:style style:name="T313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1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15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31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17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31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19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32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321" style:parent-style-name="Standard" style:family="paragraph">
      <style:paragraph-properties style:line-height-at-least="0.1583in"/>
    </style:style>
    <style:style style:name="T322" style:parent-style-name="Fuentedepárrafopredeter." style:family="text">
      <style:text-properties fo:color="#CCCCCC" fo:background-color="#1F1F1F"/>
    </style:style>
    <style:style style:name="T323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2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2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2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27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2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29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3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31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33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333" style:parent-style-name="Standard" style:family="paragraph">
      <style:paragraph-properties style:line-height-at-least="0.1583in"/>
    </style:style>
    <style:style style:name="T334" style:parent-style-name="Fuentedepárrafopredeter." style:family="text">
      <style:text-properties fo:color="#CCCCCC" fo:background-color="#1F1F1F"/>
    </style:style>
    <style:style style:name="T335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3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3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3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39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4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4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4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43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34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4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4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4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4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349" style:parent-style-name="Standard" style:family="paragraph">
      <style:paragraph-properties style:line-height-at-least="0.1583in"/>
    </style:style>
    <style:style style:name="T350" style:parent-style-name="Fuentedepárrafopredeter." style:family="text">
      <style:text-properties fo:color="#CCCCCC" fo:background-color="#1F1F1F"/>
    </style:style>
    <style:style style:name="T35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5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53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35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55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35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5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5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59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6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61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36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63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6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6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6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67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6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69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37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71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72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7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374" style:parent-style-name="Textbody" style:family="paragraph">
      <style:paragraph-properties fo:margin-bottom="0in"/>
    </style:style>
    <style:style style:name="P375" style:parent-style-name="Textbody" style:family="paragraph">
      <style:paragraph-properties fo:margin-bottom="0in"/>
    </style:style>
    <style:style style:name="P376" style:parent-style-name="Textbody" style:family="paragraph"/>
    <style:style style:name="T377" style:parent-style-name="Fuentedepárrafopredeter." style:family="text">
      <style:text-properties fo:font-weight="bold" style:font-weight-asian="bold" style:font-weight-complex="bold"/>
    </style:style>
    <style:style style:name="P378" style:parent-style-name="PreformattedText" style:family="paragraph">
      <style:paragraph-properties fo:margin-bottom="0.1965in"/>
    </style:style>
    <style:style style:name="P379" style:parent-style-name="Standard" style:family="paragraph">
      <style:paragraph-properties fo:margin-bottom="0.1965in"/>
    </style:style>
    <style:style style:name="T380" style:parent-style-name="SourceText" style:family="text">
      <style:text-properties style:font-name="Consolas, 'Courier New', monosp" fo:color="#4EC9B0" fo:font-size="8pt" style:font-size-asian="8pt" fo:background-color="#1F1F1F"/>
    </style:style>
    <style:style style:name="T381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382" style:parent-style-name="SourceText" style:family="text">
      <style:text-properties style:font-name="Consolas, 'Courier New', monosp" fo:color="#4FC1FF" fo:font-size="8pt" style:font-size-asian="8pt" fo:background-color="#1F1F1F"/>
    </style:style>
    <style:style style:name="T383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384" style:parent-style-name="SourceText" style:family="text">
      <style:text-properties style:font-name="Consolas, 'Courier New', monosp" fo:color="#DCDCAA" fo:font-size="8pt" style:font-size-asian="8pt" fo:background-color="#1F1F1F"/>
    </style:style>
    <style:style style:name="T385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386" style:parent-style-name="SourceText" style:family="text">
      <style:text-properties style:font-name="Consolas, 'Courier New', monosp" fo:color="#CE9178" fo:font-size="8pt" style:font-size-asian="8pt" fo:background-color="#1F1F1F"/>
    </style:style>
    <style:style style:name="T387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P388" style:parent-style-name="Standard" style:family="paragraph">
      <style:paragraph-properties style:line-height-at-least="0.1583in"/>
    </style:style>
    <style:style style:name="T389" style:parent-style-name="Fuentedepárrafopredeter." style:family="text">
      <style:text-properties fo:color="#CCCCCC" fo:background-color="#1F1F1F"/>
    </style:style>
    <style:style style:name="T390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391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92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9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94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39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96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39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398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39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400" style:parent-style-name="Standard" style:family="paragraph">
      <style:paragraph-properties style:line-height-at-least="0.1583in"/>
    </style:style>
    <style:style style:name="T401" style:parent-style-name="Fuentedepárrafopredeter." style:family="text">
      <style:text-properties fo:color="#CCCCCC" fo:background-color="#1F1F1F"/>
    </style:style>
    <style:style style:name="T402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0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04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0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06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0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08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0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10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411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12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13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14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15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16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417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18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19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20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21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2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423" style:parent-style-name="Standard" style:family="paragraph">
      <style:paragraph-properties style:line-height-at-least="0.1583in"/>
    </style:style>
    <style:style style:name="T424" style:parent-style-name="Fuentedepárrafopredeter." style:family="text">
      <style:text-properties fo:color="#CCCCCC" fo:background-color="#1F1F1F"/>
    </style:style>
    <style:style style:name="T425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2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27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42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29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43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31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43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33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3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3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3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37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3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39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440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41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4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443" style:parent-style-name="Textbody" style:family="paragraph">
      <style:paragraph-properties fo:margin-bottom="0in"/>
    </style:style>
    <style:style style:name="P444" style:parent-style-name="Textbody" style:family="paragraph">
      <style:paragraph-properties fo:margin-bottom="0in"/>
    </style:style>
    <style:style style:name="P445" style:parent-style-name="Textbody" style:family="paragraph"/>
    <style:style style:name="P446" style:parent-style-name="Textbody" style:family="paragraph">
      <style:text-properties fo:font-weight="bold" style:font-weight-asian="bold" style:font-weight-complex="bold"/>
    </style:style>
    <style:style style:name="P447" style:parent-style-name="PreformattedText" style:family="paragraph">
      <style:paragraph-properties fo:margin-bottom="0.1965in"/>
    </style:style>
    <style:style style:name="P448" style:parent-style-name="Standard" style:family="paragraph">
      <style:paragraph-properties fo:margin-bottom="0.1965in"/>
    </style:style>
    <style:style style:name="T449" style:parent-style-name="SourceText" style:family="text">
      <style:text-properties style:font-name="Consolas, 'Courier New', monosp" fo:color="#4EC9B0" fo:font-size="8pt" style:font-size-asian="8pt" fo:background-color="#1F1F1F"/>
    </style:style>
    <style:style style:name="T450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451" style:parent-style-name="SourceText" style:family="text">
      <style:text-properties style:font-name="Consolas, 'Courier New', monosp" fo:color="#4FC1FF" fo:font-size="8pt" style:font-size-asian="8pt" fo:background-color="#1F1F1F"/>
    </style:style>
    <style:style style:name="T452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453" style:parent-style-name="SourceText" style:family="text">
      <style:text-properties style:font-name="Consolas, 'Courier New', monosp" fo:color="#DCDCAA" fo:font-size="8pt" style:font-size-asian="8pt" fo:background-color="#1F1F1F"/>
    </style:style>
    <style:style style:name="T454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T455" style:parent-style-name="SourceText" style:family="text">
      <style:text-properties style:font-name="Consolas, 'Courier New', monosp" fo:color="#CE9178" fo:font-size="8pt" style:font-size-asian="8pt" fo:background-color="#1F1F1F"/>
    </style:style>
    <style:style style:name="T456" style:parent-style-name="SourceText" style:family="text">
      <style:text-properties style:font-name="Consolas, 'Courier New', monosp" fo:color="#CCCCCC" fo:font-size="8pt" style:font-size-asian="8pt" fo:background-color="#1F1F1F"/>
    </style:style>
    <style:style style:name="P457" style:parent-style-name="Standard" style:family="paragraph">
      <style:paragraph-properties style:line-height-at-least="0.1583in"/>
    </style:style>
    <style:style style:name="T458" style:parent-style-name="Fuentedepárrafopredeter." style:family="text">
      <style:text-properties fo:color="#CCCCCC" fo:background-color="#1F1F1F"/>
    </style:style>
    <style:style style:name="T459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6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61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6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63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6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65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6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67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46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469" style:parent-style-name="Standard" style:family="paragraph">
      <style:paragraph-properties style:line-height-at-least="0.1583in"/>
    </style:style>
    <style:style style:name="T470" style:parent-style-name="Fuentedepárrafopredeter." style:family="text">
      <style:text-properties fo:color="#CCCCCC" fo:background-color="#1F1F1F"/>
    </style:style>
    <style:style style:name="T47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7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73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7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75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7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77" style:parent-style-name="Fuentedepárrafopredeter." style:family="text">
      <style:text-properties style:font-name="Consolas, 'Courier New', monosp" fo:color="#B5CEA8" fo:font-size="8pt" style:font-size-asian="8pt" fo:background-color="#1F1F1F"/>
    </style:style>
    <style:style style:name="T47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79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8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8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8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83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48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85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48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8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48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489" style:parent-style-name="Standard" style:family="paragraph">
      <style:paragraph-properties style:line-height-at-least="0.1583in"/>
    </style:style>
    <style:style style:name="T490" style:parent-style-name="Fuentedepárrafopredeter." style:family="text">
      <style:text-properties fo:color="#CCCCCC" fo:background-color="#1F1F1F"/>
    </style:style>
    <style:style style:name="T491" style:parent-style-name="Fuentedepárrafopredeter." style:family="text">
      <style:text-properties style:font-name="Consolas, 'Courier New', monosp" fo:color="#4EC9B0" fo:font-size="8pt" style:font-size-asian="8pt" fo:background-color="#1F1F1F"/>
    </style:style>
    <style:style style:name="T49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93" style:parent-style-name="Fuentedepárrafopredeter." style:family="text">
      <style:text-properties style:font-name="Consolas, 'Courier New', monosp" fo:color="#4FC1FF" fo:font-size="8pt" style:font-size-asian="8pt" fo:background-color="#1F1F1F"/>
    </style:style>
    <style:style style:name="T49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95" style:parent-style-name="Fuentedepárrafopredeter." style:family="text">
      <style:text-properties style:font-name="Consolas, 'Courier New', monosp" fo:color="#DCDCAA" fo:font-size="8pt" style:font-size-asian="8pt" fo:background-color="#1F1F1F"/>
    </style:style>
    <style:style style:name="T496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97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49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499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500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501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502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503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504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T505" style:parent-style-name="Fuentedepárrafopredeter." style:family="text">
      <style:text-properties style:font-name="Consolas, 'Courier New', monosp" fo:color="#CE9178" fo:font-size="8pt" style:font-size-asian="8pt" fo:background-color="#1F1F1F"/>
    </style:style>
    <style:style style:name="T506" style:parent-style-name="Fuentedepárrafopredeter." style:family="text">
      <style:text-properties style:font-name="Consolas, 'Courier New', monosp" fo:color="#D4D4D4" fo:font-size="8pt" style:font-size-asian="8pt" fo:background-color="#1F1F1F"/>
    </style:style>
    <style:style style:name="T507" style:parent-style-name="Fuentedepárrafopredeter." style:family="text">
      <style:text-properties style:font-name="Consolas, 'Courier New', monosp" fo:color="#9CDCFE" fo:font-size="8pt" style:font-size-asian="8pt" fo:background-color="#1F1F1F"/>
    </style:style>
    <style:style style:name="T508" style:parent-style-name="Fuentedepárrafopredeter." style:family="text">
      <style:text-properties style:font-name="Consolas, 'Courier New', monosp" fo:color="#CCCCCC" fo:font-size="8pt" style:font-size-asian="8pt" fo:background-color="#1F1F1F"/>
    </style:style>
    <style:style style:name="P509" style:parent-style-name="Textbody" style:family="paragraph">
      <style:paragraph-properties fo:margin-bottom="0in"/>
    </style:style>
    <style:style style:name="P510" style:parent-style-name="Textbody" style:family="paragraph">
      <style:paragraph-properties fo:margin-bottom="0in"/>
    </style:style>
    <style:style style:name="P511" style:parent-style-name="Textbody" style:family="paragraph"/>
    <style:style style:name="P512" style:parent-style-name="Textbody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1.- Pedir 2 n.º y realizar operaciones básicas de suma, resta y multiplicación, enseñando el resultado.</text:span></text:p>
      <text:p text:style-name="Standard"><text:span text:style-name="T3"> </text:span><text:span text:style-name="T4">Scanner</text:span><text:span text:style-name="T5"><text:s/></text:span><text:span text:style-name="T6">sc</text:span><text:span text:style-name="T7"><text:s/></text:span><text:span text:style-name="T8">=</text:span><text:span text:style-name="T9"><text:s/></text:span><text:span text:style-name="T10">new</text:span><text:span text:style-name="T11"><text:s/></text:span><text:span text:style-name="T12">Scanner</text:span><text:span text:style-name="T13">(</text:span><text:span text:style-name="T14">System</text:span><text:span text:style-name="T15">.</text:span><text:span text:style-name="T16">in</text:span><text:span text:style-name="T17">);</text:span></text:p>
      <text:p text:style-name="P18"/>
      <text:p text:style-name="P19"><text:span text:style-name="T20">       <text:s/></text:span><text:span text:style-name="T21">System</text:span><text:span text:style-name="T22">.</text:span><text:span text:style-name="T23">out</text:span><text:span text:style-name="T24">.</text:span><text:span text:style-name="T25">println</text:span><text:span text:style-name="T26">(</text:span><text:span text:style-name="T27">"Dame otro numero"</text:span><text:span text:style-name="T28">);</text:span></text:p>
      <text:p text:style-name="P29"><text:span text:style-name="T30">       <text:s/></text:span><text:span text:style-name="T31">int</text:span><text:span text:style-name="T32"><text:s/></text:span><text:span text:style-name="T33">numero1</text:span><text:span text:style-name="T34"><text:s/></text:span><text:span text:style-name="T35">=</text:span><text:span text:style-name="T36"><text:s/></text:span><text:span text:style-name="T37">sc</text:span><text:span text:style-name="T38">.</text:span><text:span text:style-name="T39">nextInt</text:span><text:span text:style-name="T40">();</text:span></text:p>
      <text:p text:style-name="P41"><text:span text:style-name="T42">       <text:s/></text:span><text:span text:style-name="T43">System</text:span><text:span text:style-name="T44">.</text:span><text:span text:style-name="T45">out</text:span><text:span text:style-name="T46">.</text:span><text:span text:style-name="T47">println</text:span><text:span text:style-name="T48">(</text:span><text:span text:style-name="T49">"Dame otro numero"</text:span><text:span text:style-name="T50">);</text:span></text:p>
      <text:p text:style-name="P51"><text:span text:style-name="T52">       <text:s/></text:span><text:span text:style-name="T53">int</text:span><text:span text:style-name="T54"><text:s/></text:span><text:span text:style-name="T55">numero2</text:span><text:span text:style-name="T56"><text:s/></text:span><text:span text:style-name="T57">=</text:span><text:span text:style-name="T58"><text:s/></text:span><text:span text:style-name="T59">sc</text:span><text:span text:style-name="T60">.</text:span><text:span text:style-name="T61">nextInt</text:span><text:span text:style-name="T62">();</text:span></text:p>
      <text:p text:style-name="P63"><text:span text:style-name="T64">       <text:s/></text:span><text:span text:style-name="T65">int</text:span><text:span text:style-name="T66"><text:s/></text:span><text:span text:style-name="T67">suma</text:span><text:span text:style-name="T68"><text:s/></text:span><text:span text:style-name="T69">=</text:span><text:span text:style-name="T70"><text:s/></text:span><text:span text:style-name="T71">numero1</text:span><text:span text:style-name="T72">+</text:span><text:span text:style-name="T73">numero2</text:span><text:span text:style-name="T74">;</text:span></text:p>
      <text:p text:style-name="P75"><text:span text:style-name="T76">       <text:s/></text:span><text:span text:style-name="T77">System</text:span><text:span text:style-name="T78">.</text:span><text:span text:style-name="T79">out</text:span><text:span text:style-name="T80">.</text:span><text:span text:style-name="T81">println</text:span><text:span text:style-name="T82">(</text:span><text:span text:style-name="T83">"La suma de los numero es :"</text:span><text:span text:style-name="T84">+</text:span><text:span text:style-name="T85">suma</text:span><text:span text:style-name="T86">);</text:span></text:p>
      <text:p text:style-name="P87"/>
      <text:p text:style-name="P88"><text:span text:style-name="T89">       <text:s/></text:span><text:span text:style-name="T90">System</text:span><text:span text:style-name="T91">.</text:span><text:span text:style-name="T92">out</text:span><text:span text:style-name="T93">.</text:span><text:span text:style-name="T94">println</text:span><text:span text:style-name="T95">(</text:span><text:span text:style-name="T96">"Dame otro numero"</text:span><text:span text:style-name="T97">);</text:span></text:p>
      <text:p text:style-name="P98"><text:span text:style-name="T99">       <text:s/></text:span><text:span text:style-name="T100">int</text:span><text:span text:style-name="T101"><text:s/></text:span><text:span text:style-name="T102">numero3</text:span><text:span text:style-name="T103"><text:s/></text:span><text:span text:style-name="T104">=</text:span><text:span text:style-name="T105"><text:s/></text:span><text:span text:style-name="T106">sc</text:span><text:span text:style-name="T107">.</text:span><text:span text:style-name="T108">nextInt</text:span><text:span text:style-name="T109">();</text:span></text:p>
      <text:p text:style-name="P110"><text:span text:style-name="T111">       <text:s/></text:span><text:span text:style-name="T112">System</text:span><text:span text:style-name="T113">.</text:span><text:span text:style-name="T114">out</text:span><text:span text:style-name="T115">.</text:span><text:span text:style-name="T116">println</text:span><text:span text:style-name="T117">(</text:span><text:span text:style-name="T118">"Dame otro numero"</text:span><text:span text:style-name="T119">);</text:span></text:p>
      <text:p text:style-name="P120"><text:span text:style-name="T121">       <text:s/></text:span><text:span text:style-name="T122">int</text:span><text:span text:style-name="T123"><text:s/></text:span><text:span text:style-name="T124">numero4</text:span><text:span text:style-name="T125"><text:s/></text:span><text:span text:style-name="T126">=</text:span><text:span text:style-name="T127"><text:s/></text:span><text:span text:style-name="T128">sc</text:span><text:span text:style-name="T129">.</text:span><text:span text:style-name="T130">nextInt</text:span><text:span text:style-name="T131">();</text:span></text:p>
      <text:p text:style-name="P132"><text:span text:style-name="T133">       <text:s/></text:span><text:span text:style-name="T134">int</text:span><text:span text:style-name="T135"><text:s/></text:span><text:span text:style-name="T136">resta</text:span><text:span text:style-name="T137"><text:s/></text:span><text:span text:style-name="T138">=</text:span><text:span text:style-name="T139"><text:s/></text:span><text:span text:style-name="T140">numero3</text:span><text:span text:style-name="T141">-</text:span><text:span text:style-name="T142">numero4</text:span><text:span text:style-name="T143">;</text:span></text:p>
      <text:p text:style-name="P144"><text:span text:style-name="T145">       <text:s/></text:span><text:span text:style-name="T146">System</text:span><text:span text:style-name="T147">.</text:span><text:span text:style-name="T148">out</text:span><text:span text:style-name="T149">.</text:span><text:span text:style-name="T150">println</text:span><text:span text:style-name="T151">(</text:span><text:span text:style-name="T152">"La resta de los numero es :"</text:span><text:span text:style-name="T153">+</text:span><text:span text:style-name="T154">resta</text:span><text:span text:style-name="T155">);</text:span></text:p>
      <text:p text:style-name="P156"/>
      <text:p text:style-name="P157"><text:span text:style-name="T158">       <text:s/></text:span><text:span text:style-name="T159">System</text:span><text:span text:style-name="T160">.</text:span><text:span text:style-name="T161">out</text:span><text:span text:style-name="T162">.</text:span><text:span text:style-name="T163">println</text:span><text:span text:style-name="T164">(</text:span><text:span text:style-name="T165">"Dame otro numero"</text:span><text:span text:style-name="T166">);</text:span></text:p>
      <text:p text:style-name="P167"><text:span text:style-name="T168">       <text:s/></text:span><text:span text:style-name="T169">int</text:span><text:span text:style-name="T170"><text:s/></text:span><text:span text:style-name="T171">numero5</text:span><text:span text:style-name="T172"><text:s/></text:span><text:span text:style-name="T173">=</text:span><text:span text:style-name="T174"><text:s/></text:span><text:span text:style-name="T175">sc</text:span><text:span text:style-name="T176">.</text:span><text:span text:style-name="T177">nextInt</text:span><text:span text:style-name="T178">();</text:span></text:p>
      <text:p text:style-name="P179"><text:span text:style-name="T180">       <text:s/></text:span><text:span text:style-name="T181">System</text:span><text:span text:style-name="T182">.</text:span><text:span text:style-name="T183">out</text:span><text:span text:style-name="T184">.</text:span><text:span text:style-name="T185">println</text:span><text:span text:style-name="T186">(</text:span><text:span text:style-name="T187">"Dame otro numero"</text:span><text:span text:style-name="T188">);</text:span></text:p>
      <text:p text:style-name="P189"><text:span text:style-name="T190">       <text:s/></text:span><text:span text:style-name="T191">int</text:span><text:span text:style-name="T192"><text:s/></text:span><text:span text:style-name="T193">numero6</text:span><text:span text:style-name="T194"><text:s/></text:span><text:span text:style-name="T195">=</text:span><text:span text:style-name="T196"><text:s/></text:span><text:span text:style-name="T197">sc</text:span><text:span text:style-name="T198">.</text:span><text:span text:style-name="T199">nextInt</text:span><text:span text:style-name="T200">();</text:span></text:p>
      <text:p text:style-name="P201"><text:span text:style-name="T202">       <text:s/></text:span><text:span text:style-name="T203">int</text:span><text:span text:style-name="T204"><text:s/></text:span><text:span text:style-name="T205">multiplicación</text:span><text:span text:style-name="T206"><text:s/></text:span><text:span text:style-name="T207">=</text:span><text:span text:style-name="T208"><text:s/></text:span><text:span text:style-name="T209">numero5</text:span><text:span text:style-name="T210">*</text:span><text:span text:style-name="T211">numero6</text:span><text:span text:style-name="T212">;</text:span></text:p>
      <text:p text:style-name="P213"><text:span text:style-name="T214">       <text:s/></text:span><text:span text:style-name="T215">System</text:span><text:span text:style-name="T216">.</text:span><text:span text:style-name="T217">out</text:span><text:span text:style-name="T218">.</text:span><text:span text:style-name="T219">println</text:span><text:span text:style-name="T220">(</text:span><text:span text:style-name="T221">"La multiplicación de los numero es :"</text:span><text:span text:style-name="T222">+</text:span><text:span text:style-name="T223">multiplicación</text:span><text:span text:style-name="T224">);</text:span></text:p>
      <text:p text:style-name="PreformattedText"/>
      <text:p text:style-name="PreformattedText"><text:span text:style-name="T225">2.- Pedir un n.º y calcular su raíz cuadrada.</text:span></text:p>
      <text:p text:style-name="PreformattedText"><text:span text:style-name="SourceText">import java.util.Scanner;</text:span></text:p>
      <text:p text:style-name="PreformattedText"/>
      <text:p text:style-name="PreformattedText"><text:span text:style-name="SourceText">public class CalcularRaizCuadrada {</text:span></text:p>
      <text:p text:style-name="PreformattedText"><text:span text:style-name="SourceText"><text:s text:c="4"/>public static void main(String[] args) {</text:span></text:p>
      <text:p text:style-name="PreformattedText"><text:span text:style-name="SourceText"><text:s text:c="8"/>// Crear un objeto Scanner para recibir la entrada del usuario</text:span></text:p>
      <text:p text:style-name="PreformattedText"><text:span text:style-name="SourceText"><text:s text:c="8"/>Scanner scanner = new Scanner(System.in);</text:span></text:p>
      <text:p text:style-name="PreformattedText"/>
      <text:p text:style-name="PreformattedText"><text:span text:style-name="SourceText"><text:s text:c="8"/>// Pedir el número al usuario</text:span></text:p>
      <text:p text:style-name="PreformattedText"><text:span text:style-name="SourceText"><text:s text:c="8"/>System.out.print("Introduce un número: ");</text:span></text:p>
      <text:p text:style-name="PreformattedText"><text:span text:style-name="SourceText"><text:s text:c="8"/>double numero = scanner.nextDouble();</text:span></text:p>
      <text:p text:style-name="PreformattedText"/>
      <text:p text:style-name="PreformattedText"><text:span text:style-name="SourceText"><text:s text:c="8"/>// Calcular la raíz cuadrada del número</text:span></text:p>
      <text:p text:style-name="PreformattedText"><text:span text:style-name="SourceText"><text:s text:c="8"/>double raizCuadrada = Math.sqrt(numero);</text:span></text:p>
      <text:p text:style-name="PreformattedText"/>
      <text:p text:style-name="PreformattedText"><text:span text:style-name="SourceText"><text:s text:c="8"/>// Mostrar el resultado</text:span></text:p>
      <text:p text:style-name="PreformattedText"><text:span text:style-name="SourceText"><text:s text:c="8"/>System.out.println("La raíz cuadrada de " + numero + " es: " + raizCuadrada);</text:span></text:p>
      <text:p text:style-name="PreformattedText"/>
      <text:p text:style-name="PreformattedText"><text:span text:style-name="SourceText"><text:s text:c="8"/>// Cerrar el Scanner</text:span></text:p>
      <text:p text:style-name="PreformattedText"><text:span text:style-name="SourceText"><text:s text:c="8"/>scanner.close();</text:span></text:p>
      <text:p text:style-name="PreformattedText"><text:span text:style-name="SourceText"><text:s text:c="4"/>}</text:span></text:p>
      <text:p text:style-name="P226"><text:span text:style-name="SourceText">}</text:span></text:p>
      <text:h text:style-name="Título3" text:outline-level="3">Explicación:</text:h>
      <text:list text:style-name="LFO1" text:continue-numbering="true">
        <text:list-item>
          <text:p text:style-name="P227"><text:span text:style-name="SourceText">Scanner</text:span><text:s/>permite recibir la entrada del usuario.</text:p>
        </text:list-item>
        <text:list-item>
          <text:p text:style-name="P228"><text:span text:style-name="SourceText">Math.sqrt(numero)</text:span><text:s/>calcula la raíz cuadrada del número ingresado.</text:p>
        </text:list-item>
        <text:list-item>
          <text:p text:style-name="P229">El programa muestra la raíz cuadrada de un número introducido por el usuario.</text:p>
        </text:list-item>
      </text:list>
      <text:soft-page-break/>
      <text:p text:style-name="Textbody">Este código asume que el usuario ingresará un número no negativo. Si deseas manejar números negativos, se puede agregar una validación como en la versión anterior.</text:p>
      <text:p text:style-name="P230">O ASÍ:</text:p>
      <text:p text:style-name="Standard"><text:span text:style-name="T231">System</text:span><text:span text:style-name="T232">.</text:span><text:span text:style-name="T233">out</text:span><text:span text:style-name="T234">.</text:span><text:span text:style-name="T235">println</text:span><text:span text:style-name="T236">(</text:span><text:span text:style-name="T237">"Dame otro numero"</text:span><text:span text:style-name="T238">);</text:span></text:p>
      <text:p text:style-name="P239"><text:span text:style-name="T240">       <text:s/></text:span><text:span text:style-name="T241">double</text:span><text:span text:style-name="T242"><text:s/></text:span><text:span text:style-name="T243">numero7</text:span><text:span text:style-name="T244"><text:s/></text:span><text:span text:style-name="T245">=</text:span><text:span text:style-name="T246"><text:s/></text:span><text:span text:style-name="T247">sc</text:span><text:span text:style-name="T248">.</text:span><text:span text:style-name="T249">nextInt</text:span><text:span text:style-name="T250">();</text:span></text:p>
      <text:p text:style-name="P251"><text:span text:style-name="T252">       <text:s/></text:span><text:span text:style-name="T253">double</text:span><text:span text:style-name="T254"><text:s/></text:span><text:span text:style-name="T255">raizCuadrada</text:span><text:span text:style-name="T256"><text:s/></text:span><text:span text:style-name="T257">=</text:span><text:span text:style-name="T258"><text:s/></text:span><text:span text:style-name="T259">Math</text:span><text:span text:style-name="T260">.</text:span><text:span text:style-name="T261">sqrt</text:span><text:span text:style-name="T262">(</text:span><text:span text:style-name="T263">numero7</text:span><text:span text:style-name="T264">);</text:span></text:p>
      <text:p text:style-name="P265"><text:span text:style-name="T266">       <text:s/></text:span><text:span text:style-name="T267">System</text:span><text:span text:style-name="T268">.</text:span><text:span text:style-name="T269">out</text:span><text:span text:style-name="T270">.</text:span><text:span text:style-name="T271">println</text:span><text:span text:style-name="T272">(</text:span><text:span text:style-name="T273">"La raiz cuadrada de double numero + es :"</text:span><text:span text:style-name="T274">+</text:span><text:span text:style-name="T275">raizCuadrada</text:span><text:span text:style-name="T276">);</text:span></text:p>
      <text:p text:style-name="Textbody"/>
      <text:p text:style-name="Textbody"><text:span text:style-name="T277">3.- Algoritmo que pida dos números (base y exponente) y calcular la potencia.</text:span></text:p>
      <text:p text:style-name="PreformattedText">java</text:p>
      <text:p text:style-name="PreformattedText">Copiar código</text:p>
      <text:p text:style-name="PreformattedText"><text:span text:style-name="SourceText">import java.util.Scanner;</text:span></text:p>
      <text:p text:style-name="PreformattedText"/>
      <text:p text:style-name="PreformattedText"><text:span text:style-name="SourceText">public class Potencia {</text:span></text:p>
      <text:p text:style-name="PreformattedText"><text:span text:style-name="SourceText"><text:s text:c="4"/>public static void main(String[] args) {</text:span></text:p>
      <text:p text:style-name="PreformattedText"><text:span text:style-name="SourceText"><text:s text:c="8"/>// Crear un objeto Scanner para recibir la entrada del usuario</text:span></text:p>
      <text:p text:style-name="PreformattedText"><text:span text:style-name="SourceText"><text:s text:c="8"/>Scanner scanner = new Scanner(System.in);</text:span></text:p>
      <text:p text:style-name="PreformattedText"/>
      <text:p text:style-name="PreformattedText"><text:span text:style-name="SourceText"><text:s text:c="8"/>// Pedir la base</text:span></text:p>
      <text:p text:style-name="PreformattedText"><text:span text:style-name="SourceText"><text:s text:c="8"/>System.out.print("Introduce la base: ");</text:span></text:p>
      <text:p text:style-name="PreformattedText"><text:span text:style-name="SourceText"><text:s text:c="8"/>double base = scanner.nextDouble();</text:span></text:p>
      <text:p text:style-name="PreformattedText"/>
      <text:p text:style-name="PreformattedText"><text:span text:style-name="SourceText"><text:s text:c="8"/>// Pedir el exponente</text:span></text:p>
      <text:p text:style-name="PreformattedText"><text:span text:style-name="SourceText"><text:s text:c="8"/>System.out.print("Introduce el exponente: ");</text:span></text:p>
      <text:p text:style-name="PreformattedText"><text:span text:style-name="SourceText"><text:s text:c="8"/>double exponente = scanner.nextDouble();</text:span></text:p>
      <text:p text:style-name="PreformattedText"/>
      <text:p text:style-name="PreformattedText"><text:span text:style-name="SourceText"><text:s text:c="8"/>// Calcular la potencia</text:span></text:p>
      <text:p text:style-name="PreformattedText"><text:span text:style-name="SourceText"><text:s text:c="8"/>double resultado = Math.pow(base, exponente);</text:span></text:p>
      <text:p text:style-name="PreformattedText"/>
      <text:p text:style-name="PreformattedText"><text:span text:style-name="SourceText"><text:s text:c="8"/>// Mostrar el resultado</text:span></text:p>
      <text:p text:style-name="PreformattedText"><text:span text:style-name="SourceText"><text:s text:c="8"/>System.out.println(base + " elevado a " + exponente + " es igual a " + resultado);</text:span></text:p>
      <text:p text:style-name="PreformattedText"/>
      <text:p text:style-name="PreformattedText"><text:span text:style-name="SourceText"><text:s text:c="8"/>// Cerrar el Scanner</text:span></text:p>
      <text:p text:style-name="PreformattedText"><text:span text:style-name="SourceText"><text:s text:c="8"/>scanner.close();</text:span></text:p>
      <text:p text:style-name="PreformattedText"><text:span text:style-name="SourceText"><text:s text:c="4"/>}</text:span></text:p>
      <text:p text:style-name="P278"><text:span text:style-name="SourceText">}</text:span></text:p>
      <text:p text:style-name="P279"><text:span text:style-name="T280"> </text:span><text:span text:style-name="T281">System</text:span><text:span text:style-name="T282">.</text:span><text:span text:style-name="T283">out</text:span><text:span text:style-name="T284">.</text:span><text:span text:style-name="T285">println</text:span><text:span text:style-name="T286">(</text:span><text:span text:style-name="T287">"Dame otro numero"</text:span><text:span text:style-name="T288">);</text:span></text:p>
      <text:p text:style-name="P289"><text:span text:style-name="T290">       <text:s/></text:span><text:span text:style-name="T291">System</text:span><text:span text:style-name="T292">.</text:span><text:span text:style-name="T293">out</text:span><text:span text:style-name="T294">.</text:span><text:span text:style-name="T295">println</text:span><text:span text:style-name="T296">(</text:span><text:span text:style-name="T297">"Introduce el base: "</text:span><text:span text:style-name="T298">);</text:span></text:p>
      <text:p text:style-name="P299"><text:span text:style-name="T300">       <text:s/></text:span><text:span text:style-name="T301">double</text:span><text:span text:style-name="T302"><text:s/></text:span><text:span text:style-name="T303">base</text:span><text:span text:style-name="T304"><text:s/></text:span><text:span text:style-name="T305">=</text:span><text:span text:style-name="T306"><text:s/></text:span><text:span text:style-name="T307">sc</text:span><text:span text:style-name="T308">.</text:span><text:span text:style-name="T309">nextInt</text:span><text:span text:style-name="T310">();</text:span></text:p>
      <text:p text:style-name="P311"><text:span text:style-name="T312">       <text:s/></text:span><text:span text:style-name="T313">System</text:span><text:span text:style-name="T314">.</text:span><text:span text:style-name="T315">out</text:span><text:span text:style-name="T316">.</text:span><text:span text:style-name="T317">println</text:span><text:span text:style-name="T318">(</text:span><text:span text:style-name="T319">"Introduce el exponente: "</text:span><text:span text:style-name="T320">);</text:span></text:p>
      <text:p text:style-name="P321"><text:span text:style-name="T322">       <text:s/></text:span><text:span text:style-name="T323">double</text:span><text:span text:style-name="T324"><text:s/></text:span><text:span text:style-name="T325">exponente</text:span><text:span text:style-name="T326"><text:s/></text:span><text:span text:style-name="T327">=</text:span><text:span text:style-name="T328"><text:s/></text:span><text:span text:style-name="T329">sc</text:span><text:span text:style-name="T330">.</text:span><text:span text:style-name="T331">nextInt</text:span><text:span text:style-name="T332">();</text:span></text:p>
      <text:p text:style-name="P333"><text:span text:style-name="T334">       <text:s/></text:span><text:span text:style-name="T335">double</text:span><text:span text:style-name="T336"><text:s/></text:span><text:span text:style-name="T337">resultado</text:span><text:span text:style-name="T338"><text:s/></text:span><text:span text:style-name="T339">=</text:span><text:span text:style-name="T340"><text:s/></text:span><text:span text:style-name="T341">Math</text:span><text:span text:style-name="T342">.</text:span><text:span text:style-name="T343">pow</text:span><text:span text:style-name="T344">(</text:span><text:span text:style-name="T345">base</text:span><text:span text:style-name="T346">,<text:s/></text:span><text:span text:style-name="T347">exponente</text:span><text:span text:style-name="T348">);</text:span></text:p>
      <text:p text:style-name="P349"><text:span text:style-name="T350">       <text:s/></text:span><text:span text:style-name="T351">System</text:span><text:span text:style-name="T352">.</text:span><text:span text:style-name="T353">out</text:span><text:span text:style-name="T354">.</text:span><text:span text:style-name="T355">println</text:span><text:span text:style-name="T356">(</text:span><text:span text:style-name="T357">base</text:span><text:span text:style-name="T358"><text:s/></text:span><text:span text:style-name="T359">+</text:span><text:span text:style-name="T360"><text:s/></text:span><text:span text:style-name="T361">"elevado a"</text:span><text:span text:style-name="T362"><text:s/></text:span><text:span text:style-name="T363">+</text:span><text:span text:style-name="T364"><text:s/></text:span><text:span text:style-name="T365">exponente</text:span><text:span text:style-name="T366"><text:s/></text:span><text:span text:style-name="T367">+</text:span><text:span text:style-name="T368"><text:s/></text:span><text:span text:style-name="T369">"es igual al"</text:span><text:span text:style-name="T370"><text:s/></text:span><text:span text:style-name="T371">+</text:span><text:span text:style-name="T372">resultado</text:span><text:span text:style-name="T373">);</text:span></text:p>
      <text:h text:style-name="Título3" text:outline-level="3">Explicación:</text:h>
      <text:list text:style-name="LFO2" text:continue-numbering="true">
        <text:list-item>
          <text:p text:style-name="P374"><text:span text:style-name="SourceText">Scanner</text:span><text:s/>se utiliza para recibir la entrada del usuario.</text:p>
        </text:list-item>
        <text:list-item>
          <text:p text:style-name="P375"><text:span text:style-name="SourceText">Math.pow(base, exponente)</text:span><text:s/>calcula la potencia de un número.</text:p>
        </text:list-item>
        <text:list-item>
          <text:p text:style-name="P376">Finalmente, el programa muestra el resultado de la operación.</text:p>
        </text:list-item>
      </text:list>
      <text:soft-page-break/>
      <text:p text:style-name="Textbody">Este código solicitará al usuario ingresar una base y un exponente, y luego calculará y mostrará la potencia de esos números.</text:p>
      <text:p text:style-name="Standard"><text:span text:style-name="T377">4.- Algoritmo para pedir el radio de un círculo y calcular su área.</text:span></text:p>
      <text:p text:style-name="PreformattedText">java</text:p>
      <text:p text:style-name="PreformattedText">Copiar código</text:p>
      <text:p text:style-name="PreformattedText"><text:span text:style-name="SourceText">import java.util.Scanner;</text:span></text:p>
      <text:p text:style-name="PreformattedText"/>
      <text:p text:style-name="PreformattedText"><text:span text:style-name="SourceText">public class AreaCirculo {</text:span></text:p>
      <text:p text:style-name="PreformattedText"><text:span text:style-name="SourceText"><text:s text:c="4"/>public static void main(String[] args) {</text:span></text:p>
      <text:p text:style-name="PreformattedText"><text:span text:style-name="SourceText"><text:s text:c="8"/>// Crear un objeto Scanner para recibir la entrada del usuario</text:span></text:p>
      <text:p text:style-name="PreformattedText"><text:span text:style-name="SourceText"><text:s text:c="8"/>Scanner scanner = new Scanner(System.in);</text:span></text:p>
      <text:p text:style-name="PreformattedText"/>
      <text:p text:style-name="PreformattedText"><text:span text:style-name="SourceText"><text:s text:c="8"/>// Pedir el radio</text:span></text:p>
      <text:p text:style-name="PreformattedText"><text:span text:style-name="SourceText"><text:s text:c="8"/>System.out.print("Introduce el radio del círculo: ");</text:span></text:p>
      <text:p text:style-name="PreformattedText"><text:span text:style-name="SourceText"><text:s text:c="8"/>double radio = scanner.nextDouble();</text:span></text:p>
      <text:p text:style-name="PreformattedText"/>
      <text:p text:style-name="PreformattedText"><text:span text:style-name="SourceText"><text:s text:c="8"/>// Calcular el área del círculo</text:span></text:p>
      <text:p text:style-name="PreformattedText"><text:span text:style-name="SourceText"><text:s text:c="8"/>double area = Math.PI * Math.pow(radio, 2);</text:span></text:p>
      <text:p text:style-name="PreformattedText"/>
      <text:p text:style-name="PreformattedText"><text:span text:style-name="SourceText"><text:s text:c="8"/>// Mostrar el resultado</text:span></text:p>
      <text:p text:style-name="PreformattedText"><text:span text:style-name="SourceText"><text:s text:c="8"/>System.out.println("El área del círculo con radio " + radio + " es: " + area);</text:span></text:p>
      <text:p text:style-name="PreformattedText"/>
      <text:p text:style-name="PreformattedText"><text:span text:style-name="SourceText"><text:s text:c="8"/>// Cerrar el Scanner</text:span></text:p>
      <text:p text:style-name="PreformattedText"><text:span text:style-name="SourceText"><text:s text:c="8"/>scanner.close();</text:span></text:p>
      <text:p text:style-name="PreformattedText"><text:span text:style-name="SourceText"><text:s text:c="4"/>}</text:span></text:p>
      <text:p text:style-name="P378"><text:span text:style-name="SourceText">}</text:span></text:p>
      <text:p text:style-name="P379"><text:span text:style-name="T380">System</text:span><text:span text:style-name="T381">.</text:span><text:span text:style-name="T382">out</text:span><text:span text:style-name="T383">.</text:span><text:span text:style-name="T384">println</text:span><text:span text:style-name="T385">(</text:span><text:span text:style-name="T386">"Introduce el radio del círculo: "</text:span><text:span text:style-name="T387">);</text:span></text:p>
      <text:p text:style-name="P388"><text:span text:style-name="T389">       <text:s/></text:span><text:span text:style-name="T390">double</text:span><text:span text:style-name="T391"><text:s/></text:span><text:span text:style-name="T392">radio</text:span><text:span text:style-name="T393"><text:s/></text:span><text:span text:style-name="T394">=</text:span><text:span text:style-name="T395"><text:s/></text:span><text:span text:style-name="T396">sc</text:span><text:span text:style-name="T397">.</text:span><text:span text:style-name="T398">nextInt</text:span><text:span text:style-name="T399">();</text:span></text:p>
      <text:p text:style-name="P400"><text:span text:style-name="T401">       <text:s/></text:span><text:span text:style-name="T402">double</text:span><text:span text:style-name="T403"><text:s/></text:span><text:span text:style-name="T404">area</text:span><text:span text:style-name="T405"><text:s/></text:span><text:span text:style-name="T406">=</text:span><text:span text:style-name="T407"><text:s/></text:span><text:span text:style-name="T408">Math</text:span><text:span text:style-name="T409">.</text:span><text:span text:style-name="T410">PI</text:span><text:span text:style-name="T411"><text:s/></text:span><text:span text:style-name="T412">*</text:span><text:span text:style-name="T413"><text:s/></text:span><text:span text:style-name="T414">Math</text:span><text:span text:style-name="T415">.</text:span><text:span text:style-name="T416">pow</text:span><text:span text:style-name="T417">(</text:span><text:span text:style-name="T418">radio</text:span><text:span text:style-name="T419">,<text:s/></text:span><text:span text:style-name="T420">b</text:span><text:span text:style-name="T421">2</text:span><text:span text:style-name="T422">);</text:span></text:p>
      <text:p text:style-name="P423"><text:span text:style-name="T424">       <text:s/></text:span><text:span text:style-name="T425">System</text:span><text:span text:style-name="T426">.</text:span><text:span text:style-name="T427">out</text:span><text:span text:style-name="T428">.</text:span><text:span text:style-name="T429">println</text:span><text:span text:style-name="T430">(</text:span><text:span text:style-name="T431">"El area del círculo con radio"</text:span><text:span text:style-name="T432"><text:s/></text:span><text:span text:style-name="T433">+</text:span><text:span text:style-name="T434"><text:s/></text:span><text:span text:style-name="T435">radio</text:span><text:span text:style-name="T436"><text:s/></text:span><text:span text:style-name="T437">+</text:span><text:span text:style-name="T438"><text:s/></text:span><text:span text:style-name="T439">"es: "</text:span><text:span text:style-name="T440">+</text:span><text:span text:style-name="T441">area</text:span><text:span text:style-name="T442">);</text:span></text:p>
      <text:h text:style-name="Título3" text:outline-level="3">Explicación:</text:h>
      <text:list text:style-name="LFO3" text:continue-numbering="true">
        <text:list-item>
          <text:p text:style-name="P443"><text:span text:style-name="SourceText">Math.PI</text:span><text:s/>es una constante que representa el valor de π.</text:p>
        </text:list-item>
        <text:list-item>
          <text:p text:style-name="P444"><text:span text:style-name="SourceText">Math.pow(radio, 2)</text:span><text:s/>calcula el cuadrado del radio.</text:p>
        </text:list-item>
        <text:list-item>
          <text:p text:style-name="P445">La fórmula para el área de un círculo es Aˊrea=π×radio2\text{Área} = \pi \times \text{radio}^2Aˊrea=π×radio2.</text:p>
        </text:list-item>
      </text:list>
      <text:p text:style-name="Textbody">Este código solicitará al usuario el radio del círculo y luego calculará y mostrará su área.</text:p>
      <text:p text:style-name="P446">5.- Algoritmo para pedir el radio de una circunferencia y calcular su longitud:</text:p>
      <text:p text:style-name="PreformattedText">java</text:p>
      <text:p text:style-name="PreformattedText">Copiar código</text:p>
      <text:p text:style-name="PreformattedText"><text:span text:style-name="SourceText">import java.util.Scanner;</text:span></text:p>
      <text:p text:style-name="PreformattedText"/>
      <text:p text:style-name="PreformattedText"><text:span text:style-name="SourceText">public class LongitudCircunferencia {</text:span></text:p>
      <text:p text:style-name="PreformattedText"><text:span text:style-name="SourceText"><text:s text:c="4"/>public static void main(String[] args) {</text:span></text:p>
      <text:p text:style-name="PreformattedText"><text:span text:style-name="SourceText"><text:s text:c="8"/>// Crear un objeto Scanner para recibir la entrada del usuario</text:span></text:p>
      <text:p text:style-name="PreformattedText"><text:span text:style-name="SourceText"><text:s text:c="8"/>Scanner scanner = new Scanner(System.in);</text:span></text:p>
      <text:p text:style-name="PreformattedText"/>
      <text:p text:style-name="PreformattedText"><text:span text:style-name="SourceText"><text:s text:c="8"/>// Pedir el radio</text:span></text:p>
      <text:p text:style-name="PreformattedText"><text:span text:style-name="SourceText"><text:s text:c="8"/>System.out.print("Introduce el radio de la circunferencia: ");</text:span></text:p>
      <text:p text:style-name="PreformattedText"><text:span text:style-name="SourceText"><text:s text:c="8"/>double radio = scanner.nextDouble();</text:span></text:p>
      <text:p text:style-name="PreformattedText"/>
      <text:soft-page-break/>
      <text:p text:style-name="PreformattedText"><text:span text:style-name="SourceText"><text:s text:c="8"/>// Calcular la longitud de la circunferencia</text:span></text:p>
      <text:p text:style-name="PreformattedText"><text:span text:style-name="SourceText"><text:s text:c="8"/>double longitud = 2 * Math.PI * radio;</text:span></text:p>
      <text:p text:style-name="PreformattedText"/>
      <text:p text:style-name="PreformattedText"><text:span text:style-name="SourceText"><text:s text:c="8"/>// Mostrar el resultado</text:span></text:p>
      <text:p text:style-name="PreformattedText"><text:span text:style-name="SourceText"><text:s text:c="8"/>System.out.println("La longitud de la circunferencia con radio " + radio + " es: " + longitud);</text:span></text:p>
      <text:p text:style-name="PreformattedText"/>
      <text:p text:style-name="PreformattedText"><text:span text:style-name="SourceText"><text:s text:c="8"/>// Cerrar el Scanner</text:span></text:p>
      <text:p text:style-name="PreformattedText"><text:span text:style-name="SourceText"><text:s text:c="8"/>scanner.close();</text:span></text:p>
      <text:p text:style-name="PreformattedText"><text:span text:style-name="SourceText"><text:s text:c="4"/>}</text:span></text:p>
      <text:p text:style-name="P447"><text:span text:style-name="SourceText">}</text:span></text:p>
      <text:p text:style-name="P448"><text:span text:style-name="T449">System</text:span><text:span text:style-name="T450">.</text:span><text:span text:style-name="T451">out</text:span><text:span text:style-name="T452">.</text:span><text:span text:style-name="T453">println</text:span><text:span text:style-name="T454">(</text:span><text:span text:style-name="T455">"Introduce el radio de la circunferencia: "</text:span><text:span text:style-name="T456">);</text:span></text:p>
      <text:p text:style-name="P457"><text:span text:style-name="T458">       <text:s/></text:span><text:span text:style-name="T459">double</text:span><text:span text:style-name="T460"><text:s/></text:span><text:span text:style-name="T461">radio2</text:span><text:span text:style-name="T462"><text:s/></text:span><text:span text:style-name="T463">=</text:span><text:span text:style-name="T464"><text:s/></text:span><text:span text:style-name="T465">sc</text:span><text:span text:style-name="T466">.</text:span><text:span text:style-name="T467">nextInt</text:span><text:span text:style-name="T468">();</text:span></text:p>
      <text:p text:style-name="P469"><text:span text:style-name="T470">       <text:s/></text:span><text:span text:style-name="T471">double</text:span><text:span text:style-name="T472"><text:s/></text:span><text:span text:style-name="T473">longitud</text:span><text:span text:style-name="T474"><text:s/></text:span><text:span text:style-name="T475">=</text:span><text:span text:style-name="T476"><text:s/></text:span><text:span text:style-name="T477">2</text:span><text:span text:style-name="T478"><text:s/></text:span><text:span text:style-name="T479">*</text:span><text:span text:style-name="T480"><text:s/></text:span><text:span text:style-name="T481">Math</text:span><text:span text:style-name="T482">.</text:span><text:span text:style-name="T483">PI</text:span><text:span text:style-name="T484"><text:s/></text:span><text:span text:style-name="T485">*</text:span><text:span text:style-name="T486"><text:s/></text:span><text:span text:style-name="T487">radio</text:span><text:span text:style-name="T488">;</text:span></text:p>
      <text:p text:style-name="P489"><text:span text:style-name="T490">       <text:s/></text:span><text:span text:style-name="T491">System</text:span><text:span text:style-name="T492">.</text:span><text:span text:style-name="T493">out</text:span><text:span text:style-name="T494">.</text:span><text:span text:style-name="T495">println</text:span><text:span text:style-name="T496">(</text:span><text:span text:style-name="T497">"La longitud de la circunferencia con radio"</text:span><text:span text:style-name="T498"><text:s/></text:span><text:span text:style-name="T499">+</text:span><text:span text:style-name="T500"><text:s/></text:span><text:span text:style-name="T501">radio2</text:span><text:span text:style-name="T502"><text:s/></text:span><text:span text:style-name="T503">+</text:span><text:span text:style-name="T504"><text:s/></text:span><text:span text:style-name="T505">"es: "</text:span><text:span text:style-name="T506">+</text:span><text:span text:style-name="T507">longitud</text:span><text:span text:style-name="T508">);</text:span></text:p>
      <text:h text:style-name="Título3" text:outline-level="3">Explicación:</text:h>
      <text:list text:style-name="LFO4" text:continue-numbering="true">
        <text:list-item>
          <text:p text:style-name="P509">La fórmula para la longitud de una circunferencia es L=2πrL = 2 \pi rL=2πr, donde rrr es el radio.</text:p>
        </text:list-item>
        <text:list-item>
          <text:p text:style-name="P510"><text:span text:style-name="SourceText">Math.PI</text:span><text:s/>es el valor de π\piπ.</text:p>
        </text:list-item>
        <text:list-item>
          <text:p text:style-name="P511">El programa solicita el radio al usuario, calcula la longitud de la circunferencia, y luego muestra el resultado.</text:p>
        </text:list-item>
      </text:list>
      <text:p text:style-name="Textbody">Este código calculará y mostrará la longitud de la circunferencia según el radio proporcionado.</text:p>
      <text:p text:style-name="P51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uan Francisco H</dc:creator>
    <meta:creation-date>2024-09-26T00:11:00Z</meta:creation-date>
    <dc:date>2024-09-26T16:12:00Z</dc:date>
    <meta:template xlink:href="Normal" xlink:type="simple"/>
    <meta:editing-cycles>5</meta:editing-cycles>
    <meta:editing-duration>PT5580S</meta:editing-duration>
    <meta:document-statistic meta:page-count="4" meta:paragraph-count="12" meta:word-count="989" meta:character-count="6419" meta:row-count="45" meta:non-whitespace-character-count="5442"/>
  </office:meta>
</office:document-meta>
</file>